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viar Dreams1" svg:font-family="'Caviar Dreams'" style:font-pitch="variable"/>
    <style:font-face style:name="Caviar Dreams2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margin-left="-0.39cm" fo:margin-top="0cm" fo:margin-bottom="0cm" table:align="left" style:writing-mode="lr-tb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1.A4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1.B4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leau1" style:family="table">
      <style:table-properties style:width="17cm" fo:margin-left="-0.39cm" fo:margin-top="0cm" fo:margin-bottom="0.199cm" table:align="left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13.496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3d3d3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1" style:family="table-cell">
      <style:table-cell-properties fo:background-color="#d3d3d3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2" style:family="table-cell">
      <style:table-cell-properties fo:background-color="#ffffff" fo:padding-left="0.086cm" fo:padding-right="0.191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au1.B2" style:family="table-cell">
      <style:table-cell-properties fo:background-color="#ffffff" fo:padding-left="0.086cm" fo:padding-right="0.191cm" fo:padding-top="0cm" fo:padding-bottom="0cm" fo:border="0.5pt solid #000001" style:writing-mode="lr-tb">
        <style:background-image/>
      </style:table-cell-properties>
    </style:style>
    <style:style style:name="Tableau1.A3" style:family="table-cell">
      <style:table-cell-properties fo:background-color="#ffffff" fo:padding-left="0.086cm" fo:padding-right="0.191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leau1.B3" style:family="table-cell">
      <style:table-cell-properties fo:background-color="#ffffff" fo:padding-left="0.086cm" fo:padding-right="0.191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P1" style:family="paragraph" style:parent-style-name="Standard" style:list-style-name="WWNum9">
      <style:text-properties officeooo:paragraph-rsid="000a91ca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1f0ae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1f0ae" officeooo:paragraph-rsid="000a91ca" style:font-name-asian="Caviar Dreams3" style:font-size-asian="10pt" style:font-style-asian="normal" style:font-weight-asian="normal" style:font-name-complex="Caviar Dreams3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38c28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91ca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bf294" officeooo:paragraph-rsid="000bf294" style:font-name-asian="Caviar Dreams3" style:font-size-asian="10pt" style:font-style-asian="normal" style:font-weight-asian="normal" style:font-name-complex="Caviar Dreams3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2000a6" officeooo:paragraph-rsid="000a91ca" style:font-name-asian="Caviar Dreams3" style:font-size-asian="10pt" style:font-style-asian="italic" style:font-weight-asian="bold" style:font-name-complex="Caviar Dreams3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238c28" officeooo:paragraph-rsid="000a91ca" style:font-name-asian="Caviar Dreams3" style:font-size-asian="10pt" style:font-style-asian="italic" style:font-weight-asian="bold" style:font-name-complex="Caviar Dreams3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0a91ca" officeooo:paragraph-rsid="000a91ca" style:font-name-asian="Caviar Dreams3" style:font-size-asian="10pt" style:font-style-asian="italic" style:font-weight-asian="bold" style:font-name-complex="Caviar Dreams3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0bf294" officeooo:paragraph-rsid="000bf294" style:font-name-asian="Caviar Dreams3" style:font-size-asian="10pt" style:font-style-asian="italic" style:font-weight-asian="bold" style:font-name-complex="Caviar Dreams3" style:font-size-complex="10pt"/>
    </style:style>
    <style:style style:name="P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38c28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1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38c28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1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243993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15" style:family="paragraph" style:parent-style-name="Standard" style:list-style-name="L4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91ca" officeooo:paragraph-rsid="000a91ca" style:font-name-asian="Caviar Dreams3" style:font-size-asian="10pt" style:font-style-asian="normal" style:font-weight-asian="normal" style:font-name-complex="Caviar Dreams3" style:font-size-complex="10pt"/>
    </style:style>
    <style:style style:name="P16" style:family="paragraph" style:parent-style-name="Standard" style:list-style-name="L4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91ca" officeooo:paragraph-rsid="000bf294" style:font-name-asian="Caviar Dreams3" style:font-size-asian="10pt" style:font-style-asian="normal" style:font-weight-asian="normal" style:font-name-complex="Caviar Dreams3" style:font-size-complex="10pt"/>
    </style:style>
    <style:style style:name="P17" style:family="paragraph" style:parent-style-name="Standard" style:list-style-name="L5">
      <style:paragraph-properties fo:margin-top="0cm" fo:margin-bottom="0cm" loext:contextual-spacing="false" fo:line-height="100%" fo:text-align="justify" style:justify-single-word="false" fo:orphans="2" fo:widows="2"/>
      <style:text-properties officeooo:paragraph-rsid="000a91ca"/>
    </style:style>
    <style:style style:name="P18" style:family="paragraph" style:parent-style-name="Title">
      <style:paragraph-properties fo:margin-top="0.423cm" fo:margin-bottom="0.212cm" loext:contextual-spacing="false" fo:line-height="100%"/>
      <style:text-properties fo:language="fr" fo:country="FR" officeooo:paragraph-rsid="000a91ca"/>
    </style:style>
    <style:style style:name="P19" style:family="paragraph" style:parent-style-name="Subtitle">
      <style:paragraph-properties fo:margin-top="0cm" fo:margin-bottom="0.199cm" loext:contextual-spacing="false" fo:line-height="100%"/>
      <style:text-properties fo:language="fr" fo:country="FR" officeooo:paragraph-rsid="000a91ca"/>
    </style:style>
    <style:style style:name="P20" style:family="paragraph" style:parent-style-name="Heading_20_1" style:list-style-name="WWNum9">
      <style:paragraph-properties fo:margin-left="0cm" fo:margin-right="0cm" fo:text-indent="0cm" style:auto-text-indent="false"/>
      <style:text-properties fo:language="fr" fo:country="FR" officeooo:paragraph-rsid="000a91ca"/>
    </style:style>
    <style:style style:name="P21" style:family="paragraph" style:parent-style-name="Heading_20_2" style:list-style-name="WWNum9">
      <style:text-properties officeooo:rsid="00238c28" officeooo:paragraph-rsid="000a91ca"/>
    </style:style>
    <style:style style:name="T1" style:family="text">
      <style:text-properties officeooo:rsid="001e63e8"/>
    </style:style>
    <style:style style:name="T2" style:family="text">
      <style:text-properties officeooo:rsid="000a91ca"/>
    </style:style>
    <style:style style:name="T3" style:family="text"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238c28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4" style:family="text"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rsid="000a91ca" style:font-name-asian="Caviar Dreams3" style:font-size-asian="10pt" style:font-style-asian="italic" style:font-weight-asian="bold" style:font-name-complex="Caviar Dreams3" style:font-size-complex="10pt"/>
    </style:style>
    <style:style style:name="T5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21f0ae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6" style:family="text">
      <style:text-properties fo:font-variant="normal" fo:text-transform="none" fo:color="#4169e1" style:text-line-through-style="none" style:text-line-through-type="none" style:text-position="0% 100%" fo:font-size="10pt" fo:font-style="italic" style:text-underline-style="none" fo:font-weight="bold" officeooo:rsid="000a91ca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91ca" style:font-name-asian="Caviar Dreams3" style:font-size-asian="10pt" style:font-style-asian="normal" style:font-weight-asian="normal" style:font-name-complex="Caviar Dreams3" style:font-size-complex="10pt"/>
    </style:style>
    <style:style style:name="T8" style:family="text">
      <style:text-properties officeooo:rsid="00238c28"/>
    </style:style>
    <style:style style:name="T9" style:family="text">
      <style:text-properties fo:color="#4169e1" fo:font-style="italic" fo:font-weight="bold" style:font-style-asian="italic" style:font-weight-asian="bold"/>
    </style:style>
    <style:style style:name="T10" style:family="text">
      <style:text-properties fo:color="#4169e1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4169e1" fo:font-style="italic" fo:font-weight="bold" officeooo:rsid="00238c28" style:font-style-asian="italic" style:font-weight-asian="bold" style:font-style-complex="italic" style:font-weight-complex="bold"/>
    </style:style>
    <style:style style:name="T12" style:family="text">
      <style:text-properties fo:color="#4169e1" fo:font-style="italic" fo:font-weight="bold" officeooo:rsid="000a91ca" style:font-style-asian="italic" style:font-weight-asian="bold"/>
    </style:style>
    <style:style style:name="T13" style:family="text">
      <style:text-properties officeooo:rsid="00243993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8c28" style:font-weight-asian="bold" style:font-weight-complex="bold"/>
    </style:style>
    <style:style style:name="T16" style:family="text">
      <style:text-properties officeooo:rsid="000bf294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O<text:span text:style-name="T1">DCheckbox</text:span> – <text:span text:style-name="T2">Case à cocher</text:span></text:p>
      <text:p text:style-name="P19">objet <text:span text:style-name="T2">case à cocher pour paramétrage et/ou sélection de valeur</text:span></text:p>
      <text:p text:style-name="Text_20_body">l’objet <text:span text:style-name="T5">OD</text:span><text:span text:style-name="T6">Checkbox</text:span> hérite de l’objet <text:span text:style-name="T5">ODContained</text:span> pour la base de ses attributs et méthodes.</text:p>
      <text:list xml:id="list2307599629" text:style-name="WWNum9">
        <text:list-item>
          <text:p text:style-name="P20">Les attributs de <text:span text:style-name="T1">l’objet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ttribut</text:p>
          </table:table-cell>
          <table:table-cell table:style-name="Table1.B1" office:value-type="string">
            <text:p text:style-name="P2">Explications</text:p>
          </table:table-cell>
        </table:table-row>
        <table:table-row table:style-name="Table1.1">
          <table:table-cell table:style-name="Table1.A2" office:value-type="string">
            <text:p text:style-name="P8">label</text:p>
          </table:table-cell>
          <table:table-cell table:style-name="Table1.B2" office:value-type="string">
            <text:p text:style-name="P4">Texte écrit <text:span text:style-name="T2">en titre général (ou à coté de la case à cocher si seulement 1 est codée)</text:span></text:p>
          </table:table-cell>
        </table:table-row>
        <table:table-row table:style-name="Table1.1">
          <table:table-cell table:style-name="Table1.A2" office:value-type="string">
            <text:p text:style-name="P10">options</text:p>
          </table:table-cell>
          <table:table-cell table:style-name="Table1.B2" office:value-type="string">
            <text:p text:style-name="P6">Tableau stockant les cases à cocher définies en occurrence comme suit :</text:p>
            <text:list xml:id="list1748141597" text:style-name="L5">
              <text:list-item>
                <text:p text:style-name="P17"><text:span text:style-name="T4">libel</text:span><text:span text:style-name="T7"><text:tab/>: texte à afficher à coté de la case à cocher,</text:span></text:p>
              </text:list-item>
            </text:list>
            <text:list xml:id="list2788247294" text:style-name="L4">
              <text:list-item>
                <text:p text:style-name="P16"><text:span text:style-name="T9">check</text:span><text:tab/>: booléen <text:span text:style-name="T16">dis</text:span>ant si l’option est sélectionnée (<text:span text:style-name="T15">true</text:span>) ou non (<text:span text:style-name="T15">false</text:span>)</text:p>
              </text:list-item>
              <text:list-item>
                <text:p text:style-name="P15"><text:span text:style-name="T9">type</text:span><text:tab/>: <text:span text:style-name="T16">type de représentation graphique de la case à cocher</text:span></text:p>
              </text:list-item>
              <text:list-item>
                <text:p text:style-name="P16"><text:span text:style-name="T9">state</text:span><text:tab/>: état de l’option, activée (<text:span text:style-name="T15">true</text:span>) ou désactivée (<text:span text:style-name="T15">false</text:span>)</text:p>
              </text:list-item>
              <text:list-item>
                <text:p text:style-name="P15"><text:span text:style-name="T9">value</text:span><text:tab/>: valeur <text:span text:style-name="T16">associé à la case à cocher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forme</text:p>
          </table:table-cell>
          <table:table-cell table:style-name="Table1.B2" office:value-type="string">
            <text:p text:style-name="P7">Présentation des cases à cocher horizontalement ou verticalement</text:p>
          </table:table-cell>
        </table:table-row>
        <table:table-row table:style-name="Table1.1">
          <table:table-cell table:style-name="Table1.A4" office:value-type="string">
            <text:p text:style-name="P11">place</text:p>
          </table:table-cell>
          <table:table-cell table:style-name="Table1.B4" office:value-type="string">
            <text:p text:style-name="P7">Positionnement du texte (<text:span text:style-name="T12">libel</text:span>) par rapport à la case à cocher (<text:span text:style-name="T17">left</text:span> ou <text:span text:style-name="T17">right</text:span>)</text:p>
          </table:table-cell>
        </table:table-row>
        <table:table-row table:style-name="Table1.1">
          <table:table-cell table:style-name="Table1.A4" office:value-type="string">
            <text:p text:style-name="P8">event</text:p>
          </table:table-cell>
          <table:table-cell table:style-name="Table1.B4" office:value-type="string">
            <text:p text:style-name="P3"><text:span text:style-name="T8">Tableau </text:span>de paramétrage des événements possible<text:span text:style-name="T8">s</text:span> sur un bouton : <text:span text:style-name="T8">clic</text:span> seulement</text:p>
          </table:table-cell>
        </table:table-row>
      </table:table>
      <text:list xml:id="list205347311902091" text:continue-list="list2307599629" text:style-name="WWNum9">
        <text:list-item>
          <text:p text:style-name="P21">Le bloc de paramétrage d’évènement – bloc event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Attribut</text:p>
          </table:table-cell>
          <table:table-cell table:style-name="Tableau1.B1" office:value-type="string">
            <text:p text:style-name="P2">Explications</text:p>
          </table:table-cell>
        </table:table-row>
        <table:table-row table:style-name="Tableau1.1">
          <table:table-cell table:style-name="Tableau1.A2" office:value-type="string">
            <text:p text:style-name="P9">class</text:p>
          </table:table-cell>
          <table:table-cell table:style-name="Tableau1.B2" office:value-type="string">
            <text:p text:style-name="P5">Suivant le type de bouton :</text:p>
            <text:list xml:id="list3914279481" text:style-name="L1">
              <text:list-item>
                <text:p text:style-name="P12">type lien (<text:span text:style-name="T10">LINK</text:span>) = la route Zend Framework du lien,</text:p>
              </text:list-item>
              <text:list-item>
                <text:p text:style-name="P12">autre type = le nom de la classe pour instancier l’objet dans lequel on exécutera une méthode. <text:span text:style-name="T13">(avec son namespace Php)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9">method</text:p>
          </table:table-cell>
          <table:table-cell table:style-name="Tableau1.B3" office:value-type="string">
            <text:p text:style-name="P5">Suivant le type de lien :</text:p>
            <text:list xml:id="list3303727968" text:style-name="L3">
              <text:list-item>
                <text:p text:style-name="P13">type lien (<text:span text:style-name="T10">LINK</text:span>) = <text:span text:style-name="T13">le tableau des paramètres permettant le calcul et génération de l’URL en fonction de la route Zend Framework,</text:span></text:p>
              </text:list-item>
              <text:list-item>
                <text:p text:style-name="P14">autre type : nom de la méthode à exécuter dans l’objet instancié à partir du nom ce classe stocké dans <text:span text:style-name="T11">class</text:span>.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9">stopEvt</text:p>
          </table:table-cell>
          <table:table-cell table:style-name="Tableau1.B3" office:value-type="string">
            <text:p text:style-name="P5">Booléen indiquant la propagation (<text:span text:style-name="T14">true</text:span>) ou la non propagation (<text:span text:style-name="T14">false</text:span>) de l’événement codé.</text:p>
          </table:table-cell>
        </table:table-row>
      </table:table>
      <text:list xml:id="list205348298618258" text:continue-list="list205347311902091" text:style-name="WWNum9">
        <text:list-item>
          <text:p text:style-name="P1">Le <text:span text:style-name="T8">bloc ‘event’ <text:s/>sera intégré dans l’attribut tableau </text:span><text:span text:style-name="T3">event</text:span><text:span text:style-name="T8"> en ayant pour clé ‘</text:span><text:span text:style-name="T3">clic</text:span><text:span text:style-name="T8">’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viar Dreams1" svg:font-family="'Caviar Dreams'" style:font-pitch="variable"/>
    <style:font-face style:name="Caviar Dreams2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viar Dreams2" fo:font-family="'Caviar Dream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viar Dreams2" fo:font-family="'Caviar Dreams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423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28pt" fo:font-style="normal" style:text-underline-style="none" fo:font-weight="bold" style:font-name-asian="Caviar Dreams3" style:font-family-asian="'Caviar Dreams'" style:font-family-generic-asian="system" style:font-pitch-asian="variable" style:font-size-asian="28pt" style:font-style-asian="normal" style:font-weight-asian="bold" style:font-name-complex="Caviar Dreams3" style:font-family-complex="'Caviar Dream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106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2f4f4f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normal" style:font-name-asian="Caviar Dreams3" style:font-family-asian="'Caviar Dreams'" style:font-family-generic-asian="system" style:font-pitch-asian="variable" style:font-size-asian="18pt" style:font-style-asian="normal" style:font-weight-asian="normal" style:font-name-complex="Caviar Dreams3" style:font-family-complex="'Caviar Dreams'" style:font-family-generic-complex="system" style:font-pitch-complex="variable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8pt" fo:font-style="normal" style:text-underline-style="none" fo:font-weight="bold" style:font-name-asian="Caviar Dreams3" style:font-family-asian="'Caviar Dreams'" style:font-family-generic-asian="system" style:font-pitch-asian="variable" style:font-size-asian="18pt" style:font-style-asian="normal" style:font-weight-asian="bold" style:font-name-complex="Caviar Dreams3" style:font-family-complex="'Caviar Dream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family="'Caviar Dreams'" style:font-family-generic="roman" style:font-pitch="variable" fo:font-size="16pt" fo:font-style="normal" style:text-underline-style="none" fo:font-weight="bold" style:font-name-asian="Caviar Dreams3" style:font-family-asian="'Caviar Dreams'" style:font-family-generic-asian="system" style:font-pitch-asian="variable" style:font-size-asian="16pt" style:font-style-asian="normal" style:font-weight-asian="bold" style:font-name-complex="Caviar Dreams3" style:font-family-complex="'Caviar Dreams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7T20:53:47.030608672</dc:date>
    <meta:editing-duration>PT8M16S</meta:editing-duration>
    <meta:editing-cycles>1</meta:editing-cycles>
    <meta:document-statistic meta:table-count="2" meta:image-count="0" meta:object-count="0" meta:page-count="1" meta:paragraph-count="35" meta:word-count="291" meta:character-count="1645" meta:non-whitespace-character-count="1392"/>
    <meta:generator>LibreOffice/5.4.1.2$Linux_X86_64 LibreOffice_project/40m0$Build-2</meta:generator>
  </office:meta>
</office:document-meta>
</file>